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18f494" officeooo:paragraph-rsid="0018f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R4 TD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1:10:26.833555000</meta:creation-date>
    <dc:date>2015-11-26T11:13:16.914209000</dc:date>
    <meta:editing-duration>PT2M50S</meta:editing-duration>
    <meta:editing-cycles>2</meta:editing-cycles>
    <meta:generator>LibreOffice/4.4.6.3$MacOSX_X86_64 LibreOffice_project/e8938fd3328e95dcf59dd64e7facd2c7d67c704d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